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text-properties officeooo:rsid="0012a88c" officeooo:paragraph-rsid="0012a88c"/>
    </style:style>
    <style:style style:name="P4" style:family="paragraph" style:parent-style-name="Standard">
      <style:text-properties officeooo:rsid="0012a88c" officeooo:paragraph-rsid="0012a88c"/>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ep Deek Local</text:p>
      <text:p text:style-name="P4"/>
      <text:p text:style-name="P3">(larc) (larp) <text:span text:style-name="T2">ayman@AMHPZBG2AML</text:span>:<text:span text:style-name="T3">~/Documents/GitHub/ai_logicalaccess_crew/larc</text:span>$ python src/larc/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1">The markdown file provided contains a detailed analysis of system access levels against the authorized matrix, highlighting discrepancies and offering recommendations for improvement. It is structured with background information, identified discrepancies, and user feedback sections to facilitate informed decision-making.</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all findings into comprehensive audit report</text:span></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1">Comprehensive Audit Report**</text:p>
      <text:p text:style-name="Preformatted_20_Text"/>
      <text:p text:style-name="P1">---</text:p>
      <text:p text:style-name="Preformatted_20_Text"/>
      <text:p text:style-name="P1">### **Executive Summary**</text:p>
      <text:p text:style-name="P1">The audit identified several critical issues related to system access levels, which could pose significant security risks. Key findings include unauthorized access incidents and misconfigurations that require immediate attention. Recommendations have been provided to mitigate these risks effectively.</text:p>
      <text:p text:style-name="Preformatted_20_Text"/>
      <text:p text:style-name="P1">---</text:p>
      <text:p text:style-name="Preformatted_20_Text"/>
      <text:p text:style-name="P1">### **Background Information**</text:p>
      <text:p text:style-name="P1">This audit examined the system's access controls against an authorized matrix to ensure compliance with established security policies. The review focused on identifying discrepancies, potential risks, and areas for improvement to enhance overall system security.</text:p>
      <text:p text:style-name="Preformatted_20_Text"/>
      <text:p text:style-name="P1">---</text:p>
      <text:p text:style-name="Preformatted_20_Text"/>
      <text:p text:style-name="P1">### **Identified Discrepancies**</text:p>
      <text:p text:style-name="Preformatted_20_Text"/>
      <text:p text:style-name="P1">1. **Unauthorized System Access Incidents** <text:s/></text:p>
      <text:p text:style-name="P1"><text:s text:c="3"/>- Occurred during off-hours on multiple occasions.</text:p>
      <text:p text:style-name="P1"><text:s text:c="3"/>- Logs were intercepted using bypass tools or brute force methods.</text:p>
      <text:p text:style-name="Preformatted_20_Text"/>
      <text:p text:style-name="P1">2. **Policy Misconfigurations** <text:s/></text:p>
      <text:p text:style-name="P1"><text:s text:c="3"/>- Remote access services and account management tools were misconfigured, allowing unauthorized users access.</text:p>
      <text:p text:style-name="P1"><text:s text:c="3"/>- Policies for sensitive applications lacked clarity and required user expertise to operate correctly.</text:p>
      <text:p text:style-name="Preformatted_20_Text"/>
      <text:p text:style-name="P1">3. **System Hardening Gaps** <text:s/></text:p>
      <text:p text:style-name="P1"><text:s text:c="3"/>- Insufficient updates on multiple legacy systems.</text:p>
      <text:p text:style-name="P1"><text:s text:c="3"/>- Unnecessary features enabled in certain applications, compromising security.</text:p>
      <text:p text:style-name="Preformatted_20_Text"/>
      <text:p text:style-name="P1">4. **Lack of Monitoring Tools** <text:s/></text:p>
      <text:p text:style-name="P1"><text:s text:c="3"/>- Limited visibility into system access patterns due to absence of monitoring tools.</text:p>
      <text:p text:style-name="P1"><text:soft-page-break/><text:s text:c="3"/>- Minimal training provided for new users on system policies and best practices.</text:p>
      <text:p text:style-name="Preformatted_20_Text"/>
      <text:p text:style-name="P1">---</text:p>
      <text:p text:style-name="Preformatted_20_Text"/>
      <text:p text:style-name="P1">### **Risk Ratings**</text:p>
      <text:p text:style-name="P1">- **Unauthorized System Access Incidents**: High risk (requires immediate mitigation). <text:s/></text:p>
      <text:p text:style-name="P1"><text:s text:c="2"/>- Explanation: Occurrence during off-hours indicates potential for unauthorized access at any time, necessitating urgent action. <text:s/></text:p>
      <text:p text:style-name="Preformatted_20_Text"/>
      <text:p text:style-name="P1">- **Policy Misconfigurations**: Medium risk (needs attention but not immediate actions). <text:s/></text:p>
      <text:p text:style-name="P1"><text:s text:c="2"/>- Explanation: While misconfigurations allow limited access, they do not pose an immediate threat without additional vulnerabilities being introduced. <text:s/></text:p>
      <text:p text:style-name="Preformatted_20_Text"/>
      <text:p text:style-name="P1">- **System Hardening Gaps**: Low risk (current incident is a one-time issue requiring improvement). <text:s/></text:p>
      <text:p text:style-name="P1"><text:s text:c="2"/>- Explanation: The incident was due to outdated systems and lack of updates, which can be addressed with routine maintenance and policy reviews. <text:s/></text:p>
      <text:p text:style-name="Preformatted_20_Text"/>
      <text:p text:style-name="P1">---</text:p>
      <text:p text:style-name="Preformatted_20_Text"/>
      <text:p text:style-name="P1">### **Recommendations for Management Actions**</text:p>
      <text:p text:style-name="Preformatted_20_Text"/>
      <text:p text:style-name="P1">1. **Enhance Monitoring Capabilities** <text:s/></text:p>
      <text:p text:style-name="P1"><text:s text:c="3"/>- Implement advanced monitoring tools to detect unauthorized access in real time.</text:p>
      <text:p text:style-name="P1"><text:s text:c="3"/>- Schedule regular system audits to maintain compliance.</text:p>
      <text:p text:style-name="Preformatted_20_Text"/>
      <text:p text:style-name="P1">2. **Update System Policies and Procedures** <text:s/></text:p>
      <text:p text:style-name="P1"><text:s text:c="3"/>- Provide comprehensive training to all users on updated security policies.</text:p>
      <text:p text:style-name="P1"><text:s text:c="3"/>- Simplify application setups for non-technical users, reducing the likelihood of errors.</text:p>
      <text:p text:style-name="Preformatted_20_Text"/>
      <text:p text:style-name="P1">3. **Harden Legacy Systems** <text:s/></text:p>
      <text:p text:style-name="P1"><text:s text:c="3"/>- Update outdated systems with current security patches.</text:p>
      <text:p text:style-name="P1"><text:s text:c="3"/>- Discontinue unnecessary features that introduce vulnerabilities.</text:p>
      <text:p text:style-name="Preformatted_20_Text"/>
      <text:p text:style-name="P1">4. **Review and Refine Access Matrix** <text:s/></text:p>
      <text:p text:style-name="P1"><text:s text:c="3"/>- Ensure clear guidelines for access to sensitive resources.</text:p>
      <text:p text:style-name="P1"><text:s text:c="3"/>- Prevent system misconfigurations by implementing best practices during setup.</text:p>
      <text:p text:style-name="Preformatted_20_Text"/>
      <text:p text:style-name="P1">---</text:p>
      <text:p text:style-name="Preformatted_20_Text"/>
      <text:p text:style-name="P1">### **Overall Logical Access Risk Rating**</text:p>
      <text:p text:style-name="P1">The audit identified moderate risks with a primary focus on policy misconfigurations and system hardening gaps that require attention. The unauthorized access incidents, while significant, are manageable with immediate action. Overall, the logical access risk is **medium**, indicating urgent need for corrective actions to address vulnerabilities.</text:p>
      <text:p text:style-name="Preformatted_20_Text"/>
      <text:p text:style-name="P1">--- </text:p>
      <text:p text:style-name="Preformatted_20_Text"/>
      <text:p text:style-name="P1">This report provides a clear path forward to enhance system security based on the findings and recommendations derived from the audit.</text:p>
      <text:p text:style-name="Preformatted_20_Text"/>
      <text:p text:style-name="Preformatted_20_Text"/>
      <text:p text:style-name="P2">(larc) (larp) <text:span text:style-name="T2">ayman@AMHPZBG2AML</text:span>:<text:span text:style-name="T3">~/Documents/GitHub/ai_logicalaccess_crew/larc</text:span>$ </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07:54:35.212294362</meta:creation-date>
    <dc:date>2025-02-06T07:55:21.249650579</dc:date>
    <meta:editing-duration>PT46S</meta:editing-duration>
    <meta:editing-cycles>1</meta:editing-cycles>
    <meta:document-statistic meta:table-count="0" meta:image-count="0" meta:object-count="0" meta:page-count="2" meta:paragraph-count="60" meta:word-count="565" meta:character-count="4353" meta:non-whitespace-character-count="3761"/>
    <meta:generator>LibreOffice/24.2.7.2$Linux_X86_64 LibreOffice_project/420$Build-2</meta:generator>
  </office:meta>
</office:document-meta>
</file>